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90000012A576D2599.jpg"/>
  <manifest:file-entry manifest:media-type="image/jpeg" manifest:full-path="Pictures/10000000000000F0000001A1224FC5F0.jpg"/>
  <manifest:file-entry manifest:media-type="image/png" manifest:full-path="Pictures/10000000000000200000002000309F1C.png"/>
  <manifest:file-entry manifest:media-type="image/jpeg" manifest:full-path="Pictures/10000000000000F0000001A1B3334220.jpg"/>
  <manifest:file-entry manifest:media-type="image/jpeg" manifest:full-path="Pictures/10000000000000F0000001A154B7393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4.884cm" svg:x="2.9cm" svg:y="1cm">
          <draw:image xlink:href="Pictures/10000000000000990000012A576D2599.jpg" xlink:type="simple" xlink:show="embed" xlink:actuate="onLoad">
            <text:p/>
          </draw:image>
        </draw:frame>
        <draw:frame draw:style-name="gr1" draw:text-style-name="P1" draw:layer="layout" svg:width="7.62cm" svg:height="14.884cm" svg:x="10.98cm" svg:y="1cm">
          <draw:image xlink:href="Pictures/10000000000000990000012A576D2599.jpg" xlink:type="simple" xlink:show="embed" xlink:actuate="onLoad">
            <text:p/>
          </draw:image>
        </draw:frame>
        <draw:frame draw:style-name="gr1" draw:text-style-name="P1" draw:layer="layout" svg:width="6.343cm" svg:height="10.501cm" svg:x="11.414cm" svg:y="2.517cm">
          <draw:image xlink:href="Pictures/10000000000000F0000001A154B7393A.jpg" xlink:type="simple" xlink:show="embed" xlink:actuate="onLoad">
            <text:p/>
          </draw:image>
        </draw:frame>
        <draw:frame draw:style-name="gr1" draw:text-style-name="P1" draw:layer="layout" svg:width="6.35cm" svg:height="10.49cm" svg:x="3.3cm" svg:y="2.5cm">
          <draw:image xlink:href="Pictures/10000000000000F0000001A1B3334220.jpg" xlink:type="simple" xlink:show="embed" xlink:actuate="onLoad">
            <text:p/>
          </draw:image>
        </draw:frame>
        <draw:frame draw:style-name="gr1" draw:text-style-name="P1" draw:layer="layout" svg:width="7.62cm" svg:height="14.884cm" svg:x="18.88cm" svg:y="1cm">
          <draw:image xlink:href="Pictures/10000000000000990000012A576D2599.jpg" xlink:type="simple" xlink:show="embed" xlink:actuate="onLoad">
            <text:p/>
          </draw:image>
        </draw:frame>
        <draw:frame draw:style-name="gr1" draw:text-style-name="P1" draw:layer="layout" svg:width="6.35cm" svg:height="10.49cm" svg:x="19.3cm" svg:y="2.51cm">
          <draw:image xlink:href="Pictures/10000000000000F0000001A1224FC5F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3M24S</meta:editing-duration>
    <meta:editing-cycles>3</meta:editing-cycles>
    <meta:generator>OpenOffice.org/3.3$Win32 OpenOffice.org_project/330m20$Build-9567</meta:generator>
    <dc:date>2012-01-16T19:35:17.45</dc:date>
    <dc:creator>Bilbo Baggins</dc:creator>
    <meta:document-statistic meta:object-count="6"/>
  </office:meta>
</office:document-meta>
</file>